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i>,</mi>
            <mrow>
              <mi>P</mi>
              <mo stretchy="false">=</mo>
              <mn>0</mn>
            </mrow>
            <mi>,</mi>
            <mrow>
              <mi>C</mi>
              <mo stretchy="false">=</mo>
              <mn>0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i>,</mi>
            <mrow>
              <mi>P</mi>
              <mo stretchy="false">=</mo>
              <mn>0</mn>
            </mrow>
            <mi>,</mi>
            <mrow>
              <mi>C</mi>
              <mo stretchy="false">=</mo>
              <mn>0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i>,</mi>
            <mrow>
              <mi>P</mi>
              <mo stretchy="false">=</mo>
              <mn>1</mn>
            </mrow>
            <mi>,</mi>
            <mrow>
              <mi>C</mi>
              <mo stretchy="false">=</mo>
              <mn>0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i>,</mi>
            <mrow>
              <mi>P</mi>
              <mo stretchy="false">=</mo>
              <mn>0</mn>
            </mrow>
            <mi>,</mi>
            <mrow>
              <mi>C</mi>
              <mo stretchy="false">=</mo>
              <mn>1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i>,</mi>
            <mrow>
              <mi>P</mi>
              <mo stretchy="false">=</mo>
              <mn>1</mn>
            </mrow>
            <mi>,</mi>
            <mrow>
              <mi>C</mi>
              <mo stretchy="false">=</mo>
              <mn>1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i>,</mi>
            <mrow>
              <mi>P</mi>
              <mo stretchy="false">=</mo>
              <mn>1</mn>
            </mrow>
            <mi>,</mi>
            <mrow>
              <mi>C</mi>
              <mo stretchy="false">=</mo>
              <mn>0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i>,</mi>
            <mrow>
              <mi>P</mi>
              <mo stretchy="false">=</mo>
              <mn>0</mn>
            </mrow>
            <mi>,</mi>
            <mrow>
              <mi>C</mi>
              <mo stretchy="false">=</mo>
              <mn>1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i>,</mi>
            <mrow>
              <mi>P</mi>
              <mo stretchy="false">=</mo>
              <mn>1</mn>
            </mrow>
            <mi>,</mi>
            <mrow>
              <mi>C</mi>
              <mo stretchy="false">=</mo>
              <mn>1</mn>
            </mrow>
            <mi mathvariant="normal">:</mi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</mtable>
    <annotation encoding="StarMath 5.0">S0=P + S cdot H cdot E newline

R0=C + R cdot H cdot E newline newline

E=0, P=0, C=0 : newline
S0=0 + S cdot H cdot 0 newline
S0=0 newline
R0=0 + R cdot H cdot 0 newline
R0=0 newline newline

E=1, P=0, C=0 : newline
S0=0 + S cdot H cdot 1 newline
S0=S cdot H newline
R0=0 + R cdot H cdot 1 newline
R0=R cdot H newline newline

E=0, P=1, C=0 : newline
S0=1 + S cdot H cdot 0 newline
S0=1 newline
R0=0 + R cdot H cdot 0 newline
R0=0 newline newline

E=0, P=0, C=1 : newline
S0=0 + S cdot H cdot 0 newline
S0=0 newline
R0=1 + R cdot H cdot 0 newline
R0=1 newline newline

E=0, P=1, C=1 : newline
S0=1 + S cdot H cdot 0 newline
S0=1 newline
R0=1 + R cdot H cdot 0 newline
R0=1 newline newline

E=1, P=1, C=0 : newline
S0=1 + S cdot H cdot 1 newline
S0=1 + S cdot H newline
S0=1 newline
R0=0 + R cdot H cdot 1 newline
R0=0 + R cdot H newline
R0=R cdot H newline newline

E=1, P=0, C=1 : newline
S0=0 + S cdot H cdot 1 newline
S0=S cdot H newline
R0=1 + R cdot H cdot 1 newline
R0=1 + R cdot H newline
R0=1 newline newline

E=1, P=1, C=1 : newline
S0=1 + S cdot H cdot 1 newline
S0=1 + S cdot H newline
S0=1 newline
R0=1 + R cdot H cdot 1 newline
R0=1 + R cdot H newline
R0=1 newline 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42:55.214629120</meta:creation-date>
    <dc:date>2024-04-21T10:35:26.896046478</dc:date>
    <meta:editing-duration>PT43M48S</meta:editing-duration>
    <meta:editing-cycles>6</meta:editing-cycles>
    <meta:generator>LibreOffice/7.6.5.2$Linux_X86_64 LibreOffice_project/60$Build-2</meta:generator>
  </office:meta>
</office:document-meta>
</file>